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ROBOCHEF STORY</text:h>
      <text:h text:style-name="P2" text:outline-level="2">Why This Could Change Everything (Israeli Edition)</text:h>
      <text:p text:style-name="P3"><text:span text:style-name="Strong_20_Emphasis">A Simple Explanation for Everyone</text:span></text:p>
      <text:p text:style-name="P3">Written for: Israeli investors, government officials, family, friends, and anyone who wants to understand what Meir is building</text:p>
      <text:p text:style-name="P3">Reading time: 12 minutes<text:line-break/>No technical knowledge required</text:p>
      <text:p text:style-name="P4"/>
      <text:h text:style-name="P2" text:outline-level="2">🤔 THE BIG IDEA (In One Sentence)</text:h>
      <text:p text:style-name="P3">We're building the "Android" for robots - the software that will run on millions of humanoid robots worldwide. RoboChef (a robot chef) is just the first step. And Israel should own this platform.</text:p>
      <text:p text:style-name="P4"/>
      <text:h text:style-name="P2" text:outline-level="2">🇮🇱 WHY THIS MATTERS FOR ISRAEL (Read This First)</text:h>
      <text:h text:style-name="P5" text:outline-level="3">Israel's Taiwan Moment</text:h>
      <text:p text:style-name="P3">Taiwan - a small, isolated nation constantly under threat - rose to dominate the single most critical technology of our era: semiconductors. Today, TSMC is worth $500 billion and the world's economy depends on them.</text:p>
      <text:p text:style-name="P3">Israel has the same opportunity with AI-powered humanoid robotics.</text:p>
      <text:p text:style-name="P3">We already lead in:</text:p>
      <text:list text:style-name="L1">
        <text:list-item>
          <text:p text:style-name="P6">Cybersecurity (world's best) </text:p>
        </text:list-item>
        <text:list-item>
          <text:p text:style-name="P6">Autonomous vehicles (Mobileye, $15B exit) </text:p>
        </text:list-item>
        <text:list-item>
          <text:p text:style-name="P6">Drone warfare (invented it) </text:p>
        </text:list-item>
        <text:list-item>
          <text:p text:style-name="P7">Defense technology (Iron Dome, Trophy) </text:p>
        </text:list-item>
      </text:list>
      <text:p text:style-name="P3">The question is: Will Israel seize leadership in humanoid robotics, or watch China dominate this trillion-dollar field?</text:p>
      <text:h text:style-name="P5" text:outline-level="3">The Immediate Military Need</text:h>
      <text:p text:style-name="P3">Israel just fought a war where our biggest challenge wasn't defeating enemies - it was the tunnels. Hamas tunnels are death traps for Israeli soldiers.</text:p>
      <text:p text:style-name="P3">Humanoid robots solve this immediately:</text:p>
      <text:list text:style-name="L2">
        <text:list-item>
          <text:p text:style-name="P8">Send robots into tunnels instead of soldiers </text:p>
        </text:list-item>
        <text:list-item>
          <text:p text:style-name="P8">Border patrol without risking lives </text:p>
        </text:list-item>
        <text:list-item>
          <text:p text:style-name="P8">Urban warfare reconnaissance </text:p>
        </text:list-item>
        <text:list-item>
          <text:p text:style-name="P8">Bomb disposal </text:p>
        </text:list-item>
        <text:list-item>
          <text:p text:style-name="P9">Hostage rescue operations </text:p>
        </text:list-item>
      </text:list>
      <text:p text:style-name="P3">This isn't science fiction. This is saving Israeli lives TODAY.</text:p>
      <text:h text:style-name="P5" text:outline-level="3">The Brain Drain Reversal</text:h>
      <text:p text:style-name="P3">Europe imports millions of poor, uneducated, often hostile immigrants. Israel can do the opposite.</text:p>
      <text:p text:style-name="P3">Jewish STEM students face rising antisemitism on Western campuses. They're being pushed out of universities and tech companies in Europe and North America.</text:p>
      <text:p text:style-name="P3"><text:span text:style-name="Strong_20_Emphasis">Israel should create the world's first AI-Humanoid Robotics Institute</text:span> - attract these talented young Jews to study and work here. Many will stay. We did this with cybersecurity (Unit 8200 → startup ecosystem). We can do it 10x bigger with humanoid robotics.</text:p>
      <text:p text:style-name="P3">Result:</text:p>
      <text:list text:style-name="L3">
        <text:list-item>
          <text:p text:style-name="P10">Israel gets young, smart, well-educated immigrants </text:p>
        </text:list-item>
        <text:list-item>
          <text:p text:style-name="P10">They build our robotics ecosystem </text:p>
        </text:list-item>
        <text:list-item>
          <text:p text:style-name="P10">Creates jobs, exports, strategic independence </text:p>
        </text:list-item>
        <text:list-item>
          <text:p text:style-name="P11">Compounds over time: more talent → better companies → more talent </text:p>
        </text:list-item>
      </text:list>
      <text:p text:style-name="P4"/>
      <text:h text:style-name="P2" text:outline-level="2">📖 THE STORY IN THREE PARTS</text:h>
      <text:h text:style-name="P5" text:outline-level="3">Part 1: The Robot Chef (What We're Building First)</text:h>
      <text:p text:style-name="P3">Imagine a robot that can cook like a professional chef:</text:p>
      <text:list text:style-name="L4">
        <text:list-item>
          <text:p text:style-name="P12">Reads recipes </text:p>
        </text:list-item>
        <text:list-item>
          <text:p text:style-name="P12">Chops vegetables </text:p>
        </text:list-item>
        <text:list-item>
          <text:p text:style-name="P12">Uses stoves and ovens </text:p>
        </text:list-item>
        <text:list-item>
          <text:p text:style-name="P12">Plates beautiful meals </text:p>
        </text:list-item>
        <text:list-item>
          <text:p text:style-name="P13">Cleans up afterward </text:p>
        </text:list-item>
      </text:list>
      <text:p text:style-name="P3">That's RoboChef.</text:p>
      <text:p text:style-name="P3"><text:span text:style-name="Strong_20_Emphasis">But here's what makes it special:</text:span></text:p>
      <text:p text:style-name="P3"><text:span text:style-name="Strong_20_Emphasis">The Secret Ingredient System:</text:span></text:p>
      <text:list text:style-name="L5">
        <text:list-item>
          <text:p text:style-name="P14">Every ingredient has a special encrypted code (like a password) </text:p>
        </text:list-item>
        <text:list-item>
          <text:p text:style-name="P14"><text:soft-page-break/>The robot scans the code before using the ingredient </text:p>
        </text:list-item>
        <text:list-item>
          <text:p text:style-name="P14">If the code is wrong or expired, the robot refuses to use it </text:p>
        </text:list-item>
        <text:list-item>
          <text:p text:style-name="P15">This ensures food safety and quality </text:p>
        </text:list-item>
      </text:list>
      <text:p text:style-name="P3"><text:span text:style-name="Strong_20_Emphasis">Why This Matters:</text:span></text:p>
      <text:list text:style-name="L6">
        <text:list-item>
          <text:p text:style-name="P16">Restaurants always get fresh, safe ingredients </text:p>
        </text:list-item>
        <text:list-item>
          <text:p text:style-name="P16">We make money selling both the robot AND the special ingredient packages </text:p>
        </text:list-item>
        <text:list-item>
          <text:p text:style-name="P17">It's like how Keurig makes money selling coffee pods, not just coffee machines </text:p>
        </text:list-item>
      </text:list>
      <text:p text:style-name="P3"><text:span text:style-name="Strong_20_Emphasis">The Business:</text:span></text:p>
      <text:list text:style-name="L7">
        <text:list-item>
          <text:p text:style-name="P18">Sell/lease robots to restaurants for $75,000-$150,000 </text:p>
        </text:list-item>
        <text:list-item>
          <text:p text:style-name="P18">Restaurants buy special ingredient packages every day </text:p>
        </text:list-item>
        <text:list-item>
          <text:p text:style-name="P18">Each restaurant generates $25,000+ per month in ingredient sales </text:p>
        </text:list-item>
        <text:list-item>
          <text:p text:style-name="P19">This recurring revenue makes the business valuable </text:p>
        </text:list-item>
      </text:list>
      <text:h text:style-name="P5" text:outline-level="3">Part 2: The Hidden Power (What RoboChef Really Proves)</text:h>
      <text:p text:style-name="P3">Here's the secret that most people miss:</text:p>
      <text:p text:style-name="P3"><text:span text:style-name="Strong_20_Emphasis">If a robot can cook, it can do almost anything.</text:span></text:p>
      <text:p text:style-name="P3">Think about what cooking requires:</text:p>
      <text:list text:style-name="L8">
        <text:list-item>
          <text:p text:style-name="P20">Seeing things (identify ingredients, read measurements) </text:p>
        </text:list-item>
        <text:list-item>
          <text:p text:style-name="P20">Handling objects carefully (don't break eggs, don't burn yourself) </text:p>
        </text:list-item>
        <text:list-item>
          <text:p text:style-name="P20">Following complex steps (recipes have many steps in order) </text:p>
        </text:list-item>
        <text:list-item>
          <text:p text:style-name="P20">Adjusting when things change ("We're out of butter, use oil instead") </text:p>
        </text:list-item>
        <text:list-item>
          <text:p text:style-name="P21">Quality control (does this look/smell/taste right?) </text:p>
        </text:list-item>
      </text:list>
      <text:p text:style-name="P3">These same skills work for:</text:p>
      <text:list text:style-name="L9">
        <text:list-item>
          <text:p text:style-name="P22"><text:span text:style-name="Strong_20_Emphasis">Security guards</text:span> (seeing, walking, reporting problems) </text:p>
        </text:list-item>
        <text:list-item>
          <text:p text:style-name="P22"><text:span text:style-name="Strong_20_Emphasis">Elderly care</text:span> (helping people, bringing things, monitoring safety) </text:p>
        </text:list-item>
        <text:list-item>
          <text:p text:style-name="P22"><text:span text:style-name="Strong_20_Emphasis">Soldiers</text:span> (navigating terrain, carrying equipment, dangerous missions) </text:p>
        </text:list-item>
        <text:list-item>
          <text:p text:style-name="P22"><text:span text:style-name="Strong_20_Emphasis">Factory workers</text:span> (assembling products, quality checks) </text:p>
        </text:list-item>
        <text:list-item>
          <text:p text:style-name="P23"><text:span text:style-name="Strong_20_Emphasis">Cleaning staff</text:span> (vacuuming, organizing, doing laundry) </text:p>
        </text:list-item>
      </text:list>
      <text:p text:style-name="P3">So RoboChef isn't just a cooking robot. It's proof that robots can replace humans in thousands of jobs.</text:p>
      <text:h text:style-name="P5" text:outline-level="3">Part 3: The Real Vision (HOS - The Trillion-Dollar Opportunity)</text:h>
      <text:p text:style-name="P3">This is where it gets huge.</text:p>
      <text:p text:style-name="P3"><text:span text:style-name="Strong_20_Emphasis">The Problem Today:</text:span></text:p>
      <text:list text:style-name="L10">
        <text:list-item>
          <text:p text:style-name="P24">Many companies are building robot bodies (Tesla, Chinese companies, others) </text:p>
        </text:list-item>
        <text:list-item>
          <text:p text:style-name="P24">But each robot uses different software </text:p>
        </text:list-item>
        <text:list-item>
          <text:p text:style-name="P24">They can't talk to each other </text:p>
        </text:list-item>
        <text:list-item>
          <text:p text:style-name="P24">They can't share skills </text:p>
        </text:list-item>
        <text:list-item>
          <text:p text:style-name="P25">Every company builds everything from scratch </text:p>
        </text:list-item>
      </text:list>
      <text:p text:style-name="P3">It's like the early days of smartphones:</text:p>
      <text:list text:style-name="L11">
        <text:list-item>
          <text:p text:style-name="P26">Every phone had different software </text:p>
        </text:list-item>
        <text:list-item>
          <text:p text:style-name="P26">Apps only worked on one phone </text:p>
        </text:list-item>
        <text:list-item>
          <text:p text:style-name="P26">Developers had to rebuild everything for each phone </text:p>
        </text:list-item>
        <text:list-item>
          <text:p text:style-name="P27">It was a mess </text:p>
        </text:list-item>
      </text:list>
      <text:p text:style-name="P3">Then came Android and iPhone:</text:p>
      <text:list text:style-name="L12">
        <text:list-item>
          <text:p text:style-name="P28">Suddenly, one piece of software worked on many phones </text:p>
        </text:list-item>
        <text:list-item>
          <text:p text:style-name="P28">Developers built apps once, sold to millions </text:p>
        </text:list-item>
        <text:list-item>
          <text:p text:style-name="P29">The software companies (Google, Apple) became more valuable than the phone makers </text:p>
        </text:list-item>
      </text:list>
      <text:p text:style-name="P3"><text:span text:style-name="Strong_20_Emphasis">That's what HOS will do for robots.</text:span></text:p>
      <text:p text:style-name="P3"><text:span text:style-name="Strong_20_Emphasis">HOS = Humanoid Operating System</text:span></text:p>
      <text:p text:style-name="P3">It's the software that will run on EVERY robot, no matter who builds the body.</text:p>
      <text:p text:style-name="P3"><text:span text:style-name="Strong_20_Emphasis">How It Works:</text:span></text:p>
      <text:list text:style-name="L13">
        <text:list-item>
          <text:p text:style-name="P30">We build RoboChef and the software that runs it </text:p>
        </text:list-item>
        <text:list-item>
          <text:p text:style-name="P30">We extract that software into a general operating system (HOS) </text:p>
        </text:list-item>
        <text:list-item>
          <text:p text:style-name="P30">Tesla, Chinese companies, and others can install HOS on their robots </text:p>
        </text:list-item>
        <text:list-item>
          <text:p text:style-name="P30">Now all their robots can cook (and do everything else HOS enables) </text:p>
        </text:list-item>
        <text:list-item>
          <text:p text:style-name="P31">HOS becomes the standard, just like Android for phones </text:p>
        </text:list-item>
      </text:list>
      <text:p text:style-name="P3"><text:span text:style-name="Strong_20_Emphasis">Who Makes Money:</text:span></text:p>
      <text:list text:style-name="L14">
        <text:list-item>
          <text:p text:style-name="P32">Robot makers sell the bodies (like Samsung sells phones) </text:p>
        </text:list-item>
        <text:list-item>
          <text:p text:style-name="P33">We make money from the software (like Google makes money from Android) </text:p>
        </text:list-item>
      </text:list>
      <text:p text:style-name="P3"><text:span text:style-name="Strong_20_Emphasis">Why This Is Huge:</text:span></text:p>
      <text:list text:style-name="L15">
        <text:list-item>
          <text:p text:style-name="P34">Robot makers compete and drive prices down (good for customers) </text:p>
        </text:list-item>
        <text:list-item>
          <text:p text:style-name="P34">We get paid for EVERY robot running HOS </text:p>
        </text:list-item>
        <text:list-item>
          <text:p text:style-name="P34"><text:soft-page-break/>We also get paid when people buy "robot skills" (like apps for phones) </text:p>
        </text:list-item>
        <text:list-item>
          <text:p text:style-name="P35">The software business has 60-80% profit margins (vs 10-20% for hardware) </text:p>
        </text:list-item>
      </text:list>
      <text:h text:style-name="P5" text:outline-level="3">The Boston Dynamics Lesson</text:h>
      <text:p text:style-name="P3">Boston Dynamics spent 20+ years building incredible robots. Everyone has seen the viral videos - robots jumping, backflipping, dancing. Truly amazing engineering.</text:p>
      <text:p text:style-name="P3">But they struggled to make money. Got passed between Google (bought 2013), SoftBank (2017), and Hyundai (2021). Still not highly profitable.</text:p>
      <text:p text:style-name="P3"><text:span text:style-name="Strong_20_Emphasis">What went wrong?</text:span> They built spectacular hardware with no business model, no platform strategy, no recurring revenue.</text:p>
      <text:p text:style-name="P3"><text:span text:style-name="Strong_20_Emphasis">What we're doing differently:</text:span></text:p>
      <text:list text:style-name="L16">
        <text:list-item>
          <text:p text:style-name="P36">We're not trying to build the best robot body </text:p>
        </text:list-item>
        <text:list-item>
          <text:p text:style-name="P36">We're building the OS that runs on ALL robot bodies (including Boston Dynamics) </text:p>
        </text:list-item>
        <text:list-item>
          <text:p text:style-name="P36">Hardware companies will commoditize and compete (good!) </text:p>
        </text:list-item>
        <text:list-item>
          <text:p text:style-name="P37">We capture the value through software (platform, recurring revenue, network effects) </text:p>
        </text:list-item>
      </text:list>
      <text:p text:style-name="P3"><text:span text:style-name="Strong_20_Emphasis">The pattern is clear:</text:span> In every technology wave, hardware commoditizes and software captures the value.</text:p>
      <text:list text:style-name="L17">
        <text:list-item>
          <text:p text:style-name="P38">PCs: Dell made pennies, Microsoft made billions </text:p>
        </text:list-item>
        <text:list-item>
          <text:p text:style-name="P38">Smartphones: Samsung makes 10-20% margins, Google (Android) makes 60-80% </text:p>
        </text:list-item>
        <text:list-item>
          <text:p text:style-name="P39">Humanoids: Body makers will compete, OS platform will dominate </text:p>
        </text:list-item>
      </text:list>
      <text:p text:style-name="P3">Boston Dynamics proved the hardware works. Now Israel needs to own the software layer.</text:p>
      <text:p text:style-name="P4"/>
      <text:h text:style-name="P2" text:outline-level="2">🎯 THE ISRAELI STRATEGY (This Is Key)</text:h>
      <text:h text:style-name="P5" text:outline-level="3">The Reverse Japan/China Playbook</text:h>
      <text:p text:style-name="P3">Japan and China mastered one strategy: take Western technology, manufacture it cheaper, dominate the market.</text:p>
      <text:p text:style-name="P3"><text:span text:style-name="Strong_20_Emphasis">Israel will do the REVERSE:</text:span></text:p>
      <text:list text:style-name="L18">
        <text:list-item>
          <text:p text:style-name="P40">China/Japan took Western tech → made it cheaper </text:p>
        </text:list-item>
        <text:list-item>
          <text:p text:style-name="P41">Israel takes Chinese tech → makes it premium luxury (but still affordable) </text:p>
        </text:list-item>
      </text:list>
      <text:h text:style-name="P5" text:outline-level="3">Three-Tier Hardware Strategy</text:h>
      <text:p text:style-name="P3"><text:span text:style-name="Strong_20_Emphasis">Tier 1 - Commercial Market (Launch Fast):</text:span></text:p>
      <text:list text:style-name="L19">
        <text:list-item>
          <text:p text:style-name="P42">Buy cheap Chinese humanoid hardware ($15K-30K) </text:p>
        </text:list-item>
        <text:list-item>
          <text:p text:style-name="P42">Strip out their software, add HOS + Israeli AI/cyber </text:p>
        </text:list-item>
        <text:list-item>
          <text:p text:style-name="P42">Sell for premium ($75K-150K) = $55K profit per unit </text:p>
        </text:list-item>
        <text:list-item>
          <text:p text:style-name="P42">Market: Restaurants, hotels, elderly care </text:p>
        </text:list-item>
        <text:list-item>
          <text:p text:style-name="P43">Security: We don't care if China spies on cooking robots </text:p>
        </text:list-item>
      </text:list>
      <text:p text:style-name="P3"><text:span text:style-name="Strong_20_Emphasis">Tier 2 - Premium Market (Scale Up):</text:span></text:p>
      <text:list text:style-name="L20">
        <text:list-item>
          <text:p text:style-name="P44">Partner with American (Tesla, Figure) and Japanese manufacturers </text:p>
        </text:list-item>
        <text:list-item>
          <text:p text:style-name="P44">Western markets prefer non-Chinese hardware </text:p>
        </text:list-item>
        <text:list-item>
          <text:p text:style-name="P45">Higher trust, better strategic positioning </text:p>
        </text:list-item>
      </text:list>
      <text:p text:style-name="P3"><text:span text:style-name="Strong_20_Emphasis">Tier 3 - Military/Government (Maximum Security):</text:span></text:p>
      <text:list text:style-name="L21">
        <text:list-item>
          <text:p text:style-name="P46">Israeli, American, or Japanese hardware ONLY </text:p>
        </text:list-item>
        <text:list-item>
          <text:p text:style-name="P46">OR: Chinese hardware audited by Unit 8200 </text:p>
        </text:list-item>
        <text:list-item>
          <text:p text:style-name="P46">Unit 8200 finds and removes spy devices </text:p>
        </text:list-item>
        <text:list-item>
          <text:p text:style-name="P46">Add military-grade Israeli systems </text:p>
        </text:list-item>
        <text:list-item>
          <text:p text:style-name="P47">Sell for $150K+ per unit </text:p>
        </text:list-item>
      </text:list>
      <text:h text:style-name="P5" text:outline-level="3">Israel Has Done This Before</text:h>
      <text:p text:style-name="P3"><text:span text:style-name="Strong_20_Emphasis">F-35 Fighter Jet:</text:span><text:line-break/>Took American jet, added Israeli avionics and combat systems. Israeli version outperforms the original.</text:p>
      <text:p text:style-name="P3"><text:span text:style-name="Strong_20_Emphasis">Gulfstream Executive Airplane:</text:span><text:line-break/>Acquired cheap, converted into sophisticated Air Force radar/intelligence/surveillance platforms. Still flying today.</text:p>
      <text:p text:style-name="P3"><text:span text:style-name="Strong_20_Emphasis">Humanoid Robots:</text:span><text:line-break/>Same playbook - acquire hardware, add Israeli intelligence, sell premium product.</text:p>
      <text:p text:style-name="P4"/>
      <text:h text:style-name="P2" text:outline-level="2">🌍 THE THREE GIANT OPPORTUNITIES OF OUR TIME</text:h>
      <text:p text:style-name="P3">Smart people have identified three massive technological shifts happening now:</text:p>
      <text:h text:style-name="P5" text:outline-level="3">1. Clean Energy (Fission Reactors)</text:h>
      <text:list text:style-name="L22">
        <text:list-item>
          <text:p text:style-name="P48"><text:span text:style-name="Strong_20_Emphasis">What it solves:</text:span> Climate change, energy shortages </text:p>
        </text:list-item>
        <text:list-item>
          <text:p text:style-name="P48"><text:span text:style-name="Strong_20_Emphasis">Market size:</text:span> Trillions of dollars </text:p>
        </text:list-item>
        <text:list-item>
          <text:p text:style-name="P49"><text:span text:style-name="Strong_20_Emphasis">Who will win:</text:span> Governments and giant companies (too expensive for startups) </text:p>
        </text:list-item>
      </text:list>
      <text:h text:style-name="P5" text:outline-level="3">2. Quantum Computers</text:h>
      <text:list text:style-name="L23">
        <text:list-item>
          <text:p text:style-name="P50"><text:span text:style-name="Strong_20_Emphasis">What it solves:</text:span> Impossible calculations (drugs, materials, AI) </text:p>
        </text:list-item>
        <text:list-item>
          <text:p text:style-name="P50"><text:soft-page-break/><text:span text:style-name="Strong_20_Emphasis">Market size:</text:span> Hundreds of billions </text:p>
        </text:list-item>
        <text:list-item>
          <text:p text:style-name="P51"><text:span text:style-name="Strong_20_Emphasis">Who will win:</text:span> Google, IBM, well-funded tech companies </text:p>
        </text:list-item>
      </text:list>
      <text:h text:style-name="P5" text:outline-level="3">3. AI-Powered Humanoid Robots (This is us!)</text:h>
      <text:list text:style-name="L24">
        <text:list-item>
          <text:p text:style-name="P52"><text:span text:style-name="Strong_20_Emphasis">What it solves:</text:span> Labor shortages, dangerous jobs, physical work </text:p>
        </text:list-item>
        <text:list-item>
          <text:p text:style-name="P52"><text:span text:style-name="Strong_20_Emphasis">Market size:</text:span> TENS OF TRILLIONS (the biggest of the three) </text:p>
        </text:list-item>
        <text:list-item>
          <text:p text:style-name="P53"><text:span text:style-name="Strong_20_Emphasis">Who will win:</text:span> Whoever builds the operating system first </text:p>
        </text:list-item>
      </text:list>
      <text:p text:style-name="P3">This is the one where Israel can actually dominate.</text:p>
      <text:p text:style-name="P3"><text:span text:style-name="Strong_20_Emphasis">Why?</text:span></text:p>
      <text:list text:style-name="L25">
        <text:list-item>
          <text:p text:style-name="P54">We don't need to build expensive hardware (others are doing that) </text:p>
        </text:list-item>
        <text:list-item>
          <text:p text:style-name="P54">We just need to build the best software </text:p>
        </text:list-item>
        <text:list-item>
          <text:p text:style-name="P54">The first company to establish the standard wins everything </text:p>
        </text:list-item>
        <text:list-item>
          <text:p text:style-name="P55">We have about 18-24 months before the market decides </text:p>
        </text:list-item>
      </text:list>
      <text:p text:style-name="P4"/>
      <text:h text:style-name="P2" text:outline-level="2">💰 HOW BIG IS THIS REALLY?</text:h>
      <text:p text:style-name="P3">Think about all the jobs that require a physical body:</text:p>
      <text:list text:style-name="L26">
        <text:list-item>
          <text:p text:style-name="P56">Restaurant workers </text:p>
        </text:list-item>
        <text:list-item>
          <text:p text:style-name="P56">Security guards </text:p>
        </text:list-item>
        <text:list-item>
          <text:p text:style-name="P56">Caregivers for elderly </text:p>
        </text:list-item>
        <text:list-item>
          <text:p text:style-name="P56">Soldiers </text:p>
        </text:list-item>
        <text:list-item>
          <text:p text:style-name="P56">Warehouse workers </text:p>
        </text:list-item>
        <text:list-item>
          <text:p text:style-name="P56">Cleaners </text:p>
        </text:list-item>
        <text:list-item>
          <text:p text:style-name="P56">Delivery people </text:p>
        </text:list-item>
        <text:list-item>
          <text:p text:style-name="P56">Construction workers </text:p>
        </text:list-item>
        <text:list-item>
          <text:p text:style-name="P57">Factory workers </text:p>
        </text:list-item>
      </text:list>
      <text:p text:style-name="P3"><text:span text:style-name="Strong_20_Emphasis">Global spending on human labor: $80 TRILLION per year</text:span></text:p>
      <text:p text:style-name="P3">If robots replace even 30% of physical labor over the next 20 years:</text:p>
      <text:list text:style-name="L27">
        <text:list-item>
          <text:p text:style-name="P58">That's a $24 TRILLION market </text:p>
        </text:list-item>
        <text:list-item>
          <text:p text:style-name="P58">If HOS becomes the standard operating system </text:p>
        </text:list-item>
        <text:list-item>
          <text:p text:style-name="P58">We could capture $10-20 TRILLION in value </text:p>
        </text:list-item>
        <text:list-item>
          <text:p text:style-name="P59">That's bigger than Apple, Google, and Microsoft combined </text:p>
        </text:list-item>
      </text:list>
      <text:p text:style-name="P4"/>
      <text:h text:style-name="P2" text:outline-level="2">🎯 THE STRATEGY (Simple 3-Step Plan)</text:h>
      <text:h text:style-name="P5" text:outline-level="3">Step 1: Build RoboChef (Years 1-3)</text:h>
      <text:list text:style-name="L28">
        <text:list-item>
          <text:p text:style-name="P60">Create working robot chefs </text:p>
        </text:list-item>
        <text:list-item>
          <text:p text:style-name="P60">Put them in 10-20 restaurants </text:p>
        </text:list-item>
        <text:list-item>
          <text:p text:style-name="P60">Make money from robot sales + ingredient packages </text:p>
        </text:list-item>
        <text:list-item>
          <text:p text:style-name="P60">Prove the technology works </text:p>
        </text:list-item>
        <text:list-item>
          <text:p text:style-name="P61"><text:span text:style-name="Strong_20_Emphasis">Raise $8 million to do this</text:span> </text:p>
        </text:list-item>
      </text:list>
      <text:h text:style-name="P5" text:outline-level="3">Step 2: Extract HOS (Years 3-6)</text:h>
      <text:list text:style-name="L29">
        <text:list-item>
          <text:p text:style-name="P62">Take the RoboChef software </text:p>
        </text:list-item>
        <text:list-item>
          <text:p text:style-name="P62">Turn it into a general operating system </text:p>
        </text:list-item>
        <text:list-item>
          <text:p text:style-name="P62">License it to Tesla, Chinese companies, others </text:p>
        </text:list-item>
        <text:list-item>
          <text:p text:style-name="P62">Build an "App Store" for robot skills </text:p>
        </text:list-item>
        <text:list-item>
          <text:p text:style-name="P63"><text:span text:style-name="Strong_20_Emphasis">Raise $20-50 million to do this</text:span> </text:p>
        </text:list-item>
      </text:list>
      <text:h text:style-name="P5" text:outline-level="3">Step 3: Become the Standard (Years 6-15)</text:h>
      <text:list text:style-name="L30">
        <text:list-item>
          <text:p text:style-name="P64">HOS runs on millions of robots </text:p>
        </text:list-item>
        <text:list-item>
          <text:p text:style-name="P64">Thousands of developers build skills for HOS </text:p>
        </text:list-item>
        <text:list-item>
          <text:p text:style-name="P64">We get paid for every robot + every skill sold </text:p>
        </text:list-item>
        <text:list-item>
          <text:p text:style-name="P64">Become a $50-500 billion company </text:p>
        </text:list-item>
        <text:list-item>
          <text:p text:style-name="P65">IPO or sell to a giant company </text:p>
        </text:list-item>
      </text:list>
      <text:p text:style-name="P4"/>
      <text:h text:style-name="P2" text:outline-level="2">🤷 WHY HASN'T SOMEONE DONE THIS ALREADY?</text:h>
      <text:p text:style-name="P3">Great question! Here's why now is the perfect time:</text:p>
      <text:p text:style-name="P3"><text:span text:style-name="Strong_20_Emphasis">What Changed Recently:</text:span></text:p>
      <text:list text:style-name="L31">
        <text:list-item>
          <text:p text:style-name="P66">Robot bodies exist now (Tesla Optimus, Chinese manufacturers) </text:p>
        </text:list-item>
        <text:list-item>
          <text:p text:style-name="P66">AI got really good (ChatGPT-level intelligence for robots) </text:p>
        </text:list-item>
        <text:list-item>
          <text:p text:style-name="P67">No one has built the operating system yet (the opportunity is open) </text:p>
        </text:list-item>
      </text:list>
      <text:p text:style-name="P3"><text:span text:style-name="Strong_20_Emphasis">The TikTok Wake-Up Call:</text:span></text:p>
      <text:p text:style-name="P3">America panicked over TikTok - just a social media app - and forced its sale over national security concerns (data collection, influence operations).</text:p>
      <text:p text:style-name="P3">Now imagine the threat if China controls the humanoid robot operating system:</text:p>
      <text:list text:style-name="L32">
        <text:list-item>
          <text:p text:style-name="P68"><text:soft-page-break/>Not just data collection - physical presence everywhere </text:p>
        </text:list-item>
        <text:list-item>
          <text:p text:style-name="P68">Eyes, ears, and hands in homes, businesses, hospitals, military bases </text:p>
        </text:list-item>
        <text:list-item>
          <text:p text:style-name="P68">Potentially remote-controlled by adversaries </text:p>
        </text:list-item>
        <text:list-item>
          <text:p text:style-name="P69">Military applications compromised </text:p>
        </text:list-item>
      </text:list>
      <text:p text:style-name="P3">If the West banned TikTok over security concerns, they will DEMAND a trusted operating system for humanoid robots.</text:p>
      <text:p text:style-name="P3">Israel can be that trusted alternative - the NATO/allied standard.</text:p>
      <text:p text:style-name="P3"><text:span text:style-name="Strong_20_Emphasis">This isn't just a business opportunity. It's a strategic imperative.</text:span></text:p>
      <text:p text:style-name="P3"><text:span text:style-name="Strong_20_Emphasis">Why Meir Can Win:</text:span></text:p>
      <text:list text:style-name="L33">
        <text:list-item>
          <text:p text:style-name="P70">He's already proven he can execute (built a trading system with 403% returns, 99% win rate) </text:p>
        </text:list-item>
        <text:list-item>
          <text:p text:style-name="P70">He understands it's about software, not hardware (most people miss this) </text:p>
        </text:list-item>
        <text:list-item>
          <text:p text:style-name="P70">He's moving fast (using AI to build 10x faster than traditional companies) </text:p>
        </text:list-item>
        <text:list-item>
          <text:p text:style-name="P71">He has a real business model (RoboChef makes money from day one) </text:p>
        </text:list-item>
      </text:list>
      <text:p text:style-name="P4"/>
      <text:h text:style-name="P2" text:outline-level="2">❓ COMMON QUESTIONS (Answered Simply)</text:h>
      <text:p text:style-name="P3"><text:span text:style-name="Strong_20_Emphasis">"Isn't this too ambitious?"</text:span></text:p>
      <text:p text:style-name="P3">Yes, it's ambitious. But so was Android, iPhone, Windows. Someone always wins these platform battles. Why not Israel?</text:p>
      <text:p text:style-name="P3"><text:span text:style-name="Strong_20_Emphasis">"Why would Tesla or Chinese companies use our software instead of building their own?"</text:span></text:p>
      <text:p text:style-name="P3">Same reason Samsung uses Android instead of building their own:</text:p>
      <text:list text:style-name="L34">
        <text:list-item>
          <text:p text:style-name="P72">It's faster and cheaper </text:p>
        </text:list-item>
        <text:list-item>
          <text:p text:style-name="P72">Developers already build for it </text:p>
        </text:list-item>
        <text:list-item>
          <text:p text:style-name="P72">Customers already know how to use it </text:p>
        </text:list-item>
        <text:list-item>
          <text:p text:style-name="P73">Network effects make the leader even stronger </text:p>
        </text:list-item>
      </text:list>
      <text:p text:style-name="P3"><text:span text:style-name="Strong_20_Emphasis">"Can Meir really do this at his age?"</text:span></text:p>
      <text:p text:style-name="P3">Three points:</text:p>
      <text:list text:style-name="L35">
        <text:list-item>
          <text:p text:style-name="P74">He's already proven he executes (the trading system is live and profitable) </text:p>
        </text:list-item>
        <text:list-item>
          <text:p text:style-name="P74">He'll hire a young CTO and full management team to run day-to-day operations </text:p>
        </text:list-item>
        <text:list-item>
          <text:p text:style-name="P75">Wisdom + AI-powered development = experience advantage, not disadvantage </text:p>
        </text:list-item>
      </text:list>
      <text:p text:style-name="P3"><text:span text:style-name="Strong_20_Emphasis">Important Note:</text:span> Meir has a hearing difficulty, which is why he's not running daily operations and prefers email-based communication. His role is Visionary/Founder - providing breakthrough ideas and strategic direction. The VC firm will bring in the full management team including CEO.</text:p>
      <text:p text:style-name="P3"><text:span text:style-name="Strong_20_Emphasis">"What if it fails?"</text:span></text:p>
      <text:p text:style-name="P3">Even if HOS doesn't become the global standard, RoboChef is still a real business:</text:p>
      <text:list text:style-name="L36">
        <text:list-item>
          <text:p text:style-name="P76">Sell robots to restaurants </text:p>
        </text:list-item>
        <text:list-item>
          <text:p text:style-name="P76">Make recurring revenue from ingredients </text:p>
        </text:list-item>
        <text:list-item>
          <text:p text:style-name="P77">This alone could be worth $100M-1B </text:p>
        </text:list-item>
      </text:list>
      <text:p text:style-name="P3"><text:span text:style-name="Strong_20_Emphasis">"How long until we know if this works?"</text:span></text:p>
      <text:list text:style-name="L37">
        <text:list-item>
          <text:p text:style-name="P78">6 months: Working prototype </text:p>
        </text:list-item>
        <text:list-item>
          <text:p text:style-name="P78">12 months: Robots in test restaurants </text:p>
        </text:list-item>
        <text:list-item>
          <text:p text:style-name="P78">18 months: Either raising big money (Series A) or pivoting </text:p>
        </text:list-item>
        <text:list-item>
          <text:p text:style-name="P79">3 years: Either growing fast or it didn't work </text:p>
        </text:list-item>
      </text:list>
      <text:p text:style-name="P3">Fast feedback, not a 10-year moonshot.</text:p>
      <text:p text:style-name="P4"/>
      <text:h text:style-name="P2" text:outline-level="2">🎬 WHAT HAPPENS NEXT (The Immediate Plan)</text:h>
      <text:p text:style-name="P3"><text:span text:style-name="Strong_20_Emphasis">This Month:</text:span></text:p>
      <text:list text:style-name="L38">
        <text:list-item>
          <text:p text:style-name="P80">Contact 20 venture capital firms (Israeli and American) </text:p>
        </text:list-item>
        <text:list-item>
          <text:p text:style-name="P80">Pitch the vision: RoboChef → HOS </text:p>
        </text:list-item>
        <text:list-item>
          <text:p text:style-name="P81">Raise $8 million seed funding </text:p>
        </text:list-item>
      </text:list>
      <text:p text:style-name="P3"><text:span text:style-name="Strong_20_Emphasis">Year 1:</text:span></text:p>
      <text:list text:style-name="L39">
        <text:list-item>
          <text:p text:style-name="P82">Hire 10-15 people (CTO, engineers, food scientists) </text:p>
        </text:list-item>
        <text:list-item>
          <text:p text:style-name="P82">Build 3 working RoboChef prototypes </text:p>
        </text:list-item>
        <text:list-item>
          <text:p text:style-name="P83">Test in kitchen facility </text:p>
        </text:list-item>
      </text:list>
      <text:p text:style-name="P3"><text:span text:style-name="Strong_20_Emphasis">Year 2:</text:span></text:p>
      <text:list text:style-name="L40">
        <text:list-item>
          <text:p text:style-name="P84">Deploy robots in 10 restaurants </text:p>
        </text:list-item>
        <text:list-item>
          <text:p text:style-name="P84">Collect data, improve the technology </text:p>
        </text:list-item>
        <text:list-item>
          <text:p text:style-name="P85">Start selling ingredients (recurring revenue) </text:p>
        </text:list-item>
      </text:list>
      <text:p text:style-name="P3"><text:span text:style-name="Strong_20_Emphasis">Year 3:</text:span></text:p>
      <text:list text:style-name="L41">
        <text:list-item>
          <text:p text:style-name="P86">20+ restaurants using RoboChefs </text:p>
        </text:list-item>
        <text:list-item>
          <text:p text:style-name="P86">$500K-1M in recurring revenue </text:p>
        </text:list-item>
        <text:list-item>
          <text:p text:style-name="P87"><text:soft-page-break/>Raise $20-50M for HOS development </text:p>
        </text:list-item>
      </text:list>
      <text:p text:style-name="P3"><text:span text:style-name="Strong_20_Emphasis">Years 4-6:</text:span></text:p>
      <text:list text:style-name="L42">
        <text:list-item>
          <text:p text:style-name="P88">Build HOS platform </text:p>
        </text:list-item>
        <text:list-item>
          <text:p text:style-name="P88">License to Tesla, Chinese companies, others </text:p>
        </text:list-item>
        <text:list-item>
          <text:p text:style-name="P89">Become the standard </text:p>
        </text:list-item>
      </text:list>
      <text:p text:style-name="P3"><text:span text:style-name="Strong_20_Emphasis">Years 7-15:</text:span></text:p>
      <text:list text:style-name="L43">
        <text:list-item>
          <text:p text:style-name="P90">Global domination </text:p>
        </text:list-item>
        <text:list-item>
          <text:p text:style-name="P90">Billions in revenue </text:p>
        </text:list-item>
        <text:list-item>
          <text:p text:style-name="P91">IPO or strategic sale </text:p>
        </text:list-item>
      </text:list>
      <text:p text:style-name="P4"/>
      <text:h text:style-name="P2" text:outline-level="2">💡 THE BOTTOM LINE</text:h>
      <text:p text:style-name="P3"><text:span text:style-name="Strong_20_Emphasis">What we're building:</text:span> A robot that cooks → An operating system for all robots</text:p>
      <text:p text:style-name="P3"><text:span text:style-name="Strong_20_Emphasis">Why it matters:</text:span> Robots will replace 30% of physical labor → $24 trillion market</text:p>
      <text:p text:style-name="P3"><text:span text:style-name="Strong_20_Emphasis">Who wins:</text:span> Whoever builds the operating system (like Google with Android)</text:p>
      <text:p text:style-name="P3"><text:span text:style-name="Strong_20_Emphasis">Why us:</text:span> We're moving first, we understand the platform play, we have proof we execute</text:p>
      <text:p text:style-name="P3"><text:span text:style-name="Strong_20_Emphasis">Why Israel:</text:span> National security (save soldiers' lives), economic opportunity (new tech export), strategic independence (don't depend on China/US), brain drain reversal (attract global talent)</text:p>
      <text:p text:style-name="P3"><text:span text:style-name="Strong_20_Emphasis">The opportunity:</text:span> Build a $50-500 billion company over 10-15 years</text:p>
      <text:p text:style-name="P3"><text:span text:style-name="Strong_20_Emphasis">The timeline:</text:span> 18-24 months to establish the standard, or the window closes</text:p>
      <text:p text:style-name="P4"/>
      <text:h text:style-name="P2" text:outline-level="2">🌟 THE SIMPLE VERSION</text:h>
      <text:p text:style-name="P3">Imagine if you invested in Google when they were building Android in 2005.</text:p>
      <text:p text:style-name="P3">Android cost $50 million to build. Today it's worth $200+ billion.</text:p>
      <text:p text:style-name="P3">That's this opportunity.</text:p>
      <text:p text:style-name="P3">We're building the Android for robots. RoboChef is the proof. HOS is the prize.</text:p>
      <text:p text:style-name="P3"><text:span text:style-name="Strong_20_Emphasis">And Israel should own it.</text:span></text:p>
      <text:p text:style-name="P4"/>
      <text:h text:style-name="P2" text:outline-level="2">🤝 HOW YOU CAN HELP</text:h>
      <text:p text:style-name="P3"><text:span text:style-name="Strong_20_Emphasis">If you're family/friend:</text:span></text:p>
      <text:list text:style-name="L44">
        <text:list-item>
          <text:p text:style-name="P92">Share this with people who might invest </text:p>
        </text:list-item>
        <text:list-item>
          <text:p text:style-name="P92">Connect Meir to wealthy individuals who invest in startups </text:p>
        </text:list-item>
        <text:list-item>
          <text:p text:style-name="P93">Spread the word about what he's building </text:p>
        </text:list-item>
      </text:list>
      <text:p text:style-name="P3"><text:span text:style-name="Strong_20_Emphasis">If you're a potential investor:</text:span></text:p>
      <text:list text:style-name="L45">
        <text:list-item>
          <text:p text:style-name="P94">Read the full investor materials </text:p>
        </text:list-item>
        <text:list-item>
          <text:p text:style-name="P94">Schedule an email discussion to learn more </text:p>
        </text:list-item>
        <text:list-item>
          <text:p text:style-name="P95">Consider investing in the $8M seed round </text:p>
        </text:list-item>
      </text:list>
      <text:p text:style-name="P3"><text:span text:style-name="Strong_20_Emphasis">If you're a potential employee:</text:span></text:p>
      <text:list text:style-name="L46">
        <text:list-item>
          <text:p text:style-name="P96">This is a ground-floor opportunity </text:p>
        </text:list-item>
        <text:list-item>
          <text:p text:style-name="P96">Founder-level equity still available </text:p>
        </text:list-item>
        <text:list-item>
          <text:p text:style-name="P97">Chance to build something historic </text:p>
        </text:list-item>
      </text:list>
      <text:p text:style-name="P3"><text:span text:style-name="Strong_20_Emphasis">If you're just interested:</text:span></text:p>
      <text:list text:style-name="L47">
        <text:list-item>
          <text:p text:style-name="P98">Follow the progress </text:p>
        </text:list-item>
        <text:list-item>
          <text:p text:style-name="P98">Tell others about it </text:p>
        </text:list-item>
        <text:list-item>
          <text:p text:style-name="P99">Watch for our launch </text:p>
        </text:list-item>
      </text:list>
      <text:p text:style-name="P4"/>
      <text:h text:style-name="P2" text:outline-level="2">📞 FINAL THOUGHT</text:h>
      <text:p text:style-name="P3">This isn't science fiction. It's happening now.</text:p>
      <text:list text:style-name="L48">
        <text:list-item>
          <text:p text:style-name="P100">Tesla is building humanoid robots </text:p>
        </text:list-item>
        <text:list-item>
          <text:p text:style-name="P100">Chinese companies are mass-producing them </text:p>
        </text:list-item>
        <text:list-item>
          <text:p text:style-name="P101">Someone will build the operating system </text:p>
        </text:list-item>
      </text:list>
      <text:p text:style-name="P3">The question is: who?</text:p>
      <text:p text:style-name="P3">For Israel, the question is even bigger: Will we lead in the most important technology of the next 30 years, or watch from the sidelines?</text:p>
      <text:p text:style-name="P3">Meir's betting Israel can lead.</text:p>
      <text:p text:style-name="P3"><text:soft-page-break/>And if he's right, everyone who helped early will be part of something extraordinary - not just for themselves, but for Israel's future.</text:p>
      <text:p text:style-name="P4"/>
      <text:h text:style-name="P2" text:outline-level="2">📧 WANT TO LEARN MORE?</text:h>
      <text:p text:style-name="P3">Ask Meir! He loves explaining this vision (via email).</text:p>
      <text:p text:style-name="P3">Or check out:</text:p>
      <text:list text:style-name="L49">
        <text:list-item>
          <text:p text:style-name="P102"><text:span text:style-name="Strong_20_Emphasis">The live trading system he built:</text:span> meirniv.pythonanywhere.com/orders<text:line-break/>(Proof he executes, not just talks - 403% returns, 99% win rate, operating NOW) </text:p>
        </text:list-item>
      </text:list>
      <text:p text:style-name="P4"/>
      <text:h text:style-name="P2" text:outline-level="2">END OF STORY</text:h>
      <text:p text:style-name="P3">Written in simple language so anyone can understand the vision.</text:p>
      <text:p text:style-name="P3">No technical degree required - just curiosity about the future.</text:p>
      <text:p text:style-name="P3">Share this with anyone who asks: "What is Meir building?"</text:p>
      <text:p text:style-name="P3">This is the answer. 🚀</text:p>
      <text:p text:style-name="P4"/>
      <text:p text:style-name="P3"><text:span text:style-name="Strong_20_Emphasis">For Israel. For the future. For the next generatio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9:04:53.502936300</meta:creation-date>
    <dc:date>2025-11-20T06:35:33.530133400</dc:date>
    <meta:editing-duration>PT11H30M40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7" meta:paragraph-count="328" meta:word-count="2759" meta:character-count="16686" meta:non-whitespace-character-count="14255"/>
  </office:meta>
</office:document-meta>
</file>